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583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1.5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4.4339in" svg:x="10.5705in" svg:y="0.2819in">
            <draw:object draw:notify-on-update-of-ranges="Sheet1.A2:Sheet1.A7 Sheet1.B1:Sheet1.B1 Sheet1.B2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euclidean distance</text:p>
          </table:table-cell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distanc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6092057965361" calcext:value-type="float">
            <text:p>0.4560920579653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93106777721299" calcext:value-type="float">
            <text:p>0.6931067777212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09250145981088" calcext:value-type="float">
            <text:p>0.1092501459810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588544981320017" calcext:value-type="float">
            <text:p>0.5885449813200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11991895569594" calcext:value-type="float">
            <text:p>0.06119918955695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543651102701367" calcext:value-type="float">
            <text:p>0.5436511027013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0715831942552767" calcext:value-type="float">
            <text:p>-0.07158319425527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552601660047536" calcext:value-type="float">
            <text:p>0.5526016600475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0702369655183723" calcext:value-type="float">
            <text:p>-0.07023696551837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460798129999747" calcext:value-type="float">
            <text:p>0.4607981299997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115993101271164" calcext:value-type="float">
            <text:p>-0.11599310127116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44642575954603" calcext:value-type="float">
            <text:p>0.446425759546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 style:data-style-name="N2" text:time-value="10:37:11.0995060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4T10:32:22.489496126</meta:creation-date>
    <dc:date>2021-11-29T10:45:01.493073106</dc:date>
    <meta:editing-duration>PT31M50S</meta:editing-duration>
    <meta:editing-cycles>6</meta:editing-cycles>
    <meta:generator>LibreOffice/6.4.7.2$Linux_X86_64 LibreOffice_project/40$Build-2</meta:generator>
    <meta:document-statistic meta:table-count="1" meta:cell-count="2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11.263cm" xlink:href=".." xlink:type="simple" chart:class="chart:scatter" chart:style-name="ch1">
        <chart:plot-area chart:style-name="ch2" table:cell-range-address="Sheet1.A2:Sheet1.B7 Sheet1.B1:Sheet1.B1" chart:data-source-has-labels="row" svg:x="1.331cm" svg:y="0.225cm" svg:width="14.349cm" svg:height="9.832cm">
          <chartooo:coordinate-region svg:x="2.164cm" svg:y="0.424cm" svg:width="13.422cm" svg:height="9.434cm"/>
          <chart:axis chart:dimension="x" chart:name="primary-x" chart:style-name="ch3">
            <chart:title svg:x="8.342cm" svg:y="10.282cm" chart:style-name="ch4">
              <text:p>K</text:p>
            </chart:title>
          </chart:axis>
          <chart:axis chart:dimension="y" chart:name="primary-y" chart:style-name="ch3">
            <chart:title svg:x="0.451cm" svg:y="5.833cm" chart:style-name="ch5">
              <text:p>Silhoutte</text:p>
            </chart:title>
            <chart:grid chart:style-name="ch6" chart:class="major"/>
          </chart:axis>
          <chart:series chart:style-name="ch7" chart:values-cell-range-address="Sheet1.B2:Sheet1.B7" chart:label-cell-address="Sheet1.B1:Sheet1.B1" chart:class="chart:scatter">
            <chart:domain table:cell-range-address="Sheet1.A2:Sheet1.A7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uclidean distanc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7</svg:desc>
                </draw:g>
              </table:table-cell>
              <table:table-cell office:value-type="float" office:value="0.456092057965361">
                <text:p>0.456092057965361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109250145981088">
                <text:p>0.109250145981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611991895569594">
                <text:p>0.06119918955695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-0.0715831942552767">
                <text:p>-0.07158319425527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-0.0702369655183723">
                <text:p>-0.07023696551837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-0.115993101271164">
                <text:p>-0.1159931012711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